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1666in" fo:background-color="#FFFFFE"/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2" style:parent-style-name="Normal" style:family="paragraph">
      <style:paragraph-properties fo:margin-bottom="0in" style:line-height-at-least="0.1666in" fo:background-color="#FFFFFE"/>
    </style:style>
    <style:style style:name="T3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4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5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6" style:parent-style-name="DefaultParagraphFont" style:family="text">
      <style:text-properties style:font-name="Consolas" style:font-name-asian="Times New Roman" style:font-name-complex="Times New Roman" fo:color="#0451A5" style:letter-kerning="false" fo:font-size="9pt" style:font-size-asian="9pt" style:font-size-complex="9pt" style:language-asian="en" style:country-asian="GB"/>
    </style:style>
    <style:style style:name="T7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8" style:parent-style-name="Normal" style:family="paragraph">
      <style:paragraph-properties fo:margin-bottom="0in" style:line-height-at-least="0.1666in" fo:background-color="#FFFFFE"/>
    </style:style>
    <style:style style:name="T9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0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11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2" style:parent-style-name="DefaultParagraphFont" style:family="text">
      <style:text-properties style:font-name="Consolas" style:font-name-asian="Times New Roman" style:font-name-complex="Times New Roman" fo:color="#0451A5" style:letter-kerning="false" fo:font-size="9pt" style:font-size-asian="9pt" style:font-size-complex="9pt" style:language-asian="en" style:country-asian="GB"/>
    </style:style>
    <style:style style:name="T13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14" style:parent-style-name="Normal" style:family="paragraph">
      <style:paragraph-properties fo:margin-bottom="0in" style:line-height-at-least="0.1666in" fo:background-color="#FFFFFE"/>
    </style:style>
    <style:style style:name="T15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6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17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8" style:parent-style-name="DefaultParagraphFont" style:family="text">
      <style:text-properties style:font-name="Consolas" style:font-name-asian="Times New Roman" style:font-name-complex="Times New Roman" fo:color="#0451A5" style:letter-kerning="false" fo:font-size="9pt" style:font-size-asian="9pt" style:font-size-complex="9pt" style:language-asian="en" style:country-asian="GB"/>
    </style:style>
    <style:style style:name="T19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20" style:parent-style-name="Normal" style:family="paragraph">
      <style:paragraph-properties fo:margin-bottom="0in" style:line-height-at-least="0.1666in" fo:background-color="#FFFFFE"/>
    </style:style>
    <style:style style:name="T21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22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23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24" style:parent-style-name="DefaultParagraphFont" style:family="text">
      <style:text-properties style:font-name="Consolas" style:font-name-asian="Times New Roman" style:font-name-complex="Times New Roman" fo:color="#0451A5" style:letter-kerning="false" fo:font-size="9pt" style:font-size-asian="9pt" style:font-size-complex="9pt" style:language-asian="en" style:country-asian="GB"/>
    </style:style>
    <style:style style:name="T25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26" style:parent-style-name="Normal" style:family="paragraph">
      <style:paragraph-properties fo:margin-bottom="0in" style:line-height-at-least="0.1666in" fo:background-color="#FFFFFE"/>
    </style:style>
    <style:style style:name="T27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28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29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30" style:parent-style-name="DefaultParagraphFont" style:family="text">
      <style:text-properties style:font-name="Consolas" style:font-name-asian="Times New Roman" style:font-name-complex="Times New Roman" fo:color="#0451A5" style:letter-kerning="false" fo:font-size="9pt" style:font-size-asian="9pt" style:font-size-complex="9pt" style:language-asian="en" style:country-asian="GB"/>
    </style:style>
    <style:style style:name="T31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32" style:parent-style-name="Normal" style:family="paragraph">
      <style:paragraph-properties fo:margin-bottom="0in" style:line-height-at-least="0.1666in" fo:background-color="#FFFFFE"/>
    </style:style>
    <style:style style:name="T33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34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35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36" style:parent-style-name="DefaultParagraphFont" style:family="text">
      <style:text-properties style:font-name="Consolas" style:font-name-asian="Times New Roman" style:font-name-complex="Times New Roman" fo:color="#0451A5" style:letter-kerning="false" fo:font-size="9pt" style:font-size-asian="9pt" style:font-size-complex="9pt" style:language-asian="en" style:country-asian="GB"/>
    </style:style>
    <style:style style:name="T37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38" style:parent-style-name="Normal" style:family="paragraph">
      <style:paragraph-properties fo:margin-bottom="0in" style:line-height-at-least="0.1666in" fo:background-color="#FFFFFE"/>
    </style:style>
    <style:style style:name="T39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40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41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42" style:parent-style-name="DefaultParagraphFont" style:family="text">
      <style:text-properties style:font-name="Consolas" style:font-name-asian="Times New Roman" style:font-name-complex="Times New Roman" fo:color="#0451A5" style:letter-kerning="false" fo:font-size="9pt" style:font-size-asian="9pt" style:font-size-complex="9pt" style:language-asian="en" style:country-asian="GB"/>
    </style:style>
    <style:style style:name="T43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44" style:parent-style-name="Normal" style:family="paragraph">
      <style:paragraph-properties fo:margin-bottom="0in" style:line-height-at-least="0.1666in" fo:background-color="#FFFFFE"/>
    </style:style>
    <style:style style:name="T45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46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47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48" style:parent-style-name="DefaultParagraphFont" style:family="text">
      <style:text-properties style:font-name="Consolas" style:font-name-asian="Times New Roman" style:font-name-complex="Times New Roman" fo:color="#0451A5" style:letter-kerning="false" fo:font-size="9pt" style:font-size-asian="9pt" style:font-size-complex="9pt" style:language-asian="en" style:country-asian="GB"/>
    </style:style>
    <style:style style:name="T49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50" style:parent-style-name="Normal" style:family="paragraph">
      <style:paragraph-properties fo:margin-bottom="0in" style:line-height-at-least="0.1666in" fo:background-color="#FFFFFE"/>
    </style:style>
    <style:style style:name="T51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52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53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54" style:parent-style-name="DefaultParagraphFont" style:family="text">
      <style:text-properties style:font-name="Consolas" style:font-name-asian="Times New Roman" style:font-name-complex="Times New Roman" fo:color="#0451A5" style:letter-kerning="false" fo:font-size="9pt" style:font-size-asian="9pt" style:font-size-complex="9pt" style:language-asian="en" style:country-asian="GB"/>
    </style:style>
    <style:style style:name="T55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56" style:parent-style-name="Normal" style:family="paragraph">
      <style:paragraph-properties fo:margin-bottom="0in" style:line-height-at-least="0.1666in" fo:background-color="#FFFFFE"/>
    </style:style>
    <style:style style:name="T57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58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59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60" style:parent-style-name="DefaultParagraphFont" style:family="text">
      <style:text-properties style:font-name="Consolas" style:font-name-asian="Times New Roman" style:font-name-complex="Times New Roman" fo:color="#09885A" style:letter-kerning="false" fo:font-size="9pt" style:font-size-asian="9pt" style:font-size-complex="9pt" style:language-asian="en" style:country-asian="GB"/>
    </style:style>
    <style:style style:name="P61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</office:automatic-styles>
  <office:body>
    <office:text text:use-soft-page-breaks="true">
      <text:p text:style-name="P1">{</text:p>
      <text:p text:style-name="P2"><text:span text:style-name="T3">    </text:span><text:span text:style-name="T4">"id"</text:span><text:span text:style-name="T5">: </text:span><text:span text:style-name="T6">"2"</text:span><text:span text:style-name="T7">,</text:span></text:p>
      <text:p text:style-name="P8"><text:span text:style-name="T9">    </text:span><text:span text:style-name="T10">"category"</text:span><text:span text:style-name="T11">: </text:span><text:span text:style-name="T12">"business"</text:span><text:span text:style-name="T13">,</text:span></text:p>
      <text:p text:style-name="P14"><text:span text:style-name="T15">    </text:span><text:span text:style-name="T16">"name"</text:span><text:span text:style-name="T17">: </text:span><text:span text:style-name="T18">"groceries"</text:span><text:span text:style-name="T19">,</text:span></text:p>
      <text:p text:style-name="P20"><text:span text:style-name="T21">    </text:span><text:span text:style-name="T22">"description"</text:span><text:span text:style-name="T23">: </text:span><text:span text:style-name="T24">"Pick up apples and strawberries."</text:span><text:span text:style-name="T25">,</text:span></text:p>
      <text:p text:style-name="P26"><text:span text:style-name="T27">    </text:span><text:span text:style-name="T28">"isComplete"</text:span><text:span text:style-name="T29">: </text:span><text:span text:style-name="T30">"false"</text:span><text:span text:style-name="T31">,</text:span></text:p>
      <text:p text:style-name="P32"><text:span text:style-name="T33">    </text:span><text:span text:style-name="T34">"_rid"</text:span><text:span text:style-name="T35">: </text:span><text:span text:style-name="T36">"yT1nAIL445kCAAAAAAAAAA=="</text:span><text:span text:style-name="T37">,</text:span></text:p>
      <text:p text:style-name="P38"><text:span text:style-name="T39">    </text:span><text:span text:style-name="T40">"_self"</text:span><text:span text:style-name="T41">: </text:span><text:span text:style-name="T42">"dbs/yT1nAA==/colls/yT1nAIL445k=/docs/yT1nAIL445kCAAAAAAAAAA==/"</text:span><text:span text:style-name="T43">,</text:span></text:p>
      <text:p text:style-name="P44"><text:span text:style-name="T45">    </text:span><text:span text:style-name="T46">"_etag"</text:span><text:span text:style-name="T47">: </text:span><text:span text:style-name="T48">"\"0d00eb82-0000-0200-0000-64e141bb0000\""</text:span><text:span text:style-name="T49">,</text:span></text:p>
      <text:p text:style-name="P50"><text:span text:style-name="T51">    </text:span><text:span text:style-name="T52">"_attachments"</text:span><text:span text:style-name="T53">: </text:span><text:span text:style-name="T54">"attachments/"</text:span><text:span text:style-name="T55">,</text:span></text:p>
      <text:p text:style-name="P56"><text:span text:style-name="T57">    </text:span><text:span text:style-name="T58">"_ts"</text:span><text:span text:style-name="T59">: </text:span><text:span text:style-name="T60">1692484027</text:span></text:p>
      <text:p text:style-name="P61">}</text:p>
      <text:p text:style-name="Normal"/>
      <text:p text:style-name="Normal"/>
      <text:p text:style-name="Normal">4</text:p>
      <text:p text:style-name="Normal"/>
      <text:p text:style-name="Normal">az cosmosdb sql role definition create \</text:p>
      <text:p text:style-name="Normal"><text:s text:c="4"/>--account-name &lt;cosmosdb-account-name&gt; \</text:p>
      <text:p text:style-name="Normal"><text:s text:c="4"/>--resource-group <text:s/>&lt;resource-group-name&gt; \</text:p>
      <text:p text:style-name="Normal"><text:s text:c="4"/>--body '{</text:p>
      <text:p text:style-name="Normal"><text:s text:c="4"/>"RoleName": "PasswordlessReadWrite",</text:p>
      <text:p text:style-name="Normal"><text:s text:c="4"/>"Type": "CustomRole",</text:p>
      <text:p text:style-name="Normal"><text:s text:c="4"/>"AssignableScopes": ["/"],</text:p>
      <text:p text:style-name="Normal"><text:s text:c="4"/>"Permissions": [{</text:p>
      <text:p text:style-name="Normal"><text:s text:c="8"/>"DataActions": [</text:p>
      <text:p text:style-name="Normal"><text:s text:c="12"/>"Microsoft.DocumentDB/databaseAccounts/readMetadata",</text:p>
      <text:p text:style-name="Normal"><text:s text:c="12"/>"Microsoft.DocumentDB/databaseAccounts/sqlDatabases/containers/items/*",</text:p>
      <text:p text:style-name="Normal"><text:s text:c="12"/>"Microsoft.DocumentDB/databaseAccounts/sqlDatabases/containers/*"</text:p>
      <text:p text:style-name="Normal"><text:s text:c="8"/>]</text:p>
      <text:p text:style-name="Normal"><text:s text:c="4"/>}]</text:p>
      <text:p text:style-name="Normal">}'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dre Oppong</meta:initial-creator>
    <dc:creator>Andre Oppong</dc:creator>
    <meta:creation-date>2023-08-19T22:31:00Z</meta:creation-date>
    <dc:date>2023-08-19T23:44:00Z</dc:date>
    <meta:template xlink:href="Normal" xlink:type="simple"/>
    <meta:editing-cycles>1</meta:editing-cycles>
    <meta:editing-duration>PT4380S</meta:editing-duration>
    <meta:document-statistic meta:page-count="1" meta:paragraph-count="1" meta:word-count="139" meta:character-count="932" meta:row-count="6" meta:non-whitespace-character-count="794"/>
  </office:meta>
</office:document-meta>
</file>